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Footer">
      <style:text-properties fo:language="pl" fo:country="PL"/>
    </style:style>
    <style:style style:name="P2" style:family="paragraph" style:parent-style-name="Footer">
      <style:paragraph-properties fo:text-align="center" style:justify-single-word="false" fo:break-before="page"/>
      <style:text-properties style:use-window-font-color="true" fo:language="pl" fo:country="PL" fo:background-color="transparent"/>
    </style:style>
    <style:style style:name="P3" style:family="paragraph" style:parent-style-name="Standard">
      <style:paragraph-properties fo:text-align="start" style:justify-single-word="false"/>
      <style:text-properties style:font-name="Liberation Serif" fo:font-size="12pt" fo:language="pl" fo:country="PL" officeooo:rsid="000c7b47" officeooo:paragraph-rsid="000c7b47" style:font-size-asian="10.5pt" style:font-size-complex="12pt"/>
    </style:style>
    <style:style style:name="P4" style:family="paragraph" style:parent-style-name="Standard">
      <style:paragraph-properties fo:text-align="start" style:justify-single-word="false"/>
      <style:text-properties style:font-name="Liberation Serif" fo:font-size="12pt" fo:language="pl" fo:country="PL" officeooo:rsid="000dc632" officeooo:paragraph-rsid="000dc632" style:font-size-asian="10.5pt" style:font-size-complex="12pt"/>
    </style:style>
    <style:style style:name="P5" style:family="paragraph" style:parent-style-name="Standard">
      <style:paragraph-properties fo:text-align="start" style:justify-single-word="false"/>
      <style:text-properties style:font-name="Liberation Serif" fo:font-size="12pt" fo:language="pl" fo:country="PL" officeooo:rsid="00261e57" officeooo:paragraph-rsid="00261e57" style:font-size-asian="10.5pt" style:font-size-complex="12pt"/>
    </style:style>
    <style:style style:name="P6" style:family="paragraph" style:parent-style-name="Standard">
      <style:paragraph-properties fo:text-align="start" style:justify-single-word="false"/>
      <style:text-properties style:font-name="Liberation Serif" fo:font-size="12pt" fo:language="pl" fo:country="PL" officeooo:rsid="0028b93b" officeooo:paragraph-rsid="0028b93b" style:font-size-asian="10.5pt" style:font-size-complex="12pt"/>
    </style:style>
    <style:style style:name="P7" style:family="paragraph" style:parent-style-name="Standard">
      <style:paragraph-properties fo:text-align="start" style:justify-single-word="false"/>
      <style:text-properties style:font-name="Liberation Serif" fo:font-size="12pt" fo:language="pl" fo:country="PL" officeooo:rsid="003342da" officeooo:paragraph-rsid="003342da" style:font-size-asian="10.5pt" style:font-size-complex="12pt"/>
    </style:style>
    <style:style style:name="P8" style:family="paragraph" style:parent-style-name="Standard">
      <style:paragraph-properties fo:text-align="start" style:justify-single-word="false"/>
      <style:text-properties style:font-name="Liberation Serif" fo:font-size="12pt" fo:language="pl" fo:country="PL" officeooo:rsid="002f495b" officeooo:paragraph-rsid="002f495b" style:font-size-asian="10.5pt" style:font-size-complex="12pt"/>
    </style:style>
    <style:style style:name="P9" style:family="paragraph" style:parent-style-name="Standard">
      <style:paragraph-properties fo:text-align="start" style:justify-single-word="false"/>
      <style:text-properties style:font-name="Liberation Serif" fo:font-size="12pt" fo:language="pl" fo:country="PL" officeooo:rsid="002f495b" officeooo:paragraph-rsid="0031f548" style:font-size-asian="10.5pt" style:font-size-complex="12pt"/>
    </style:style>
    <style:style style:name="P10" style:family="paragraph" style:parent-style-name="Standard">
      <style:paragraph-properties fo:text-align="start" style:justify-single-word="false"/>
      <style:text-properties style:font-name="Liberation Serif" fo:font-size="12pt" fo:language="pl" fo:country="PL" fo:font-weight="normal" officeooo:rsid="000dc632" officeooo:paragraph-rsid="000dc63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Liberation Serif" fo:font-size="12pt" fo:language="pl" fo:country="PL" fo:font-weight="normal" officeooo:rsid="0013ae1a" officeooo:paragraph-rsid="003d1746"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Liberation Serif" fo:font-size="12pt" fo:language="pl" fo:country="PL" fo:font-weight="normal" officeooo:rsid="001eae53" officeooo:paragraph-rsid="001eae53"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Liberation Serif" fo:font-size="12pt" fo:language="pl" fo:country="PL" fo:font-weight="normal" officeooo:rsid="0020a08b" officeooo:paragraph-rsid="0020a08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Liberation Serif" fo:font-size="12pt" fo:language="pl" fo:country="PL" fo:font-weight="normal" officeooo:rsid="0020ef27" officeooo:paragraph-rsid="00140d9c"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Liberation Serif" fo:font-size="12pt" fo:language="pl" fo:country="PL" fo:font-weight="normal" officeooo:rsid="0020ef27" officeooo:paragraph-rsid="0020ef27"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Liberation Serif" fo:font-size="12pt" fo:language="pl" fo:country="PL" fo:font-weight="normal" officeooo:rsid="00261e57" officeooo:paragraph-rsid="00261e57"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Liberation Serif" fo:font-size="12pt" fo:language="pl" fo:country="PL" fo:font-weight="normal" officeooo:rsid="002806d2" officeooo:paragraph-rsid="00261e57"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Liberation Serif" fo:font-size="12pt" fo:language="pl" fo:country="PL" fo:font-weight="normal" officeooo:rsid="002dfc34" officeooo:paragraph-rsid="0028b93b"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Liberation Serif" fo:font-size="12pt" fo:language="pl" fo:country="PL" fo:font-weight="normal" officeooo:rsid="002c6320" officeooo:paragraph-rsid="0028b93b"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font-name="Liberation Serif" fo:font-size="12pt" fo:language="pl" fo:country="PL" fo:font-weight="normal" officeooo:rsid="002f495b" officeooo:paragraph-rsid="002f495b"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Liberation Serif" fo:font-size="12pt" fo:language="pl" fo:country="PL" fo:font-weight="normal" officeooo:rsid="002f495b" officeooo:paragraph-rsid="0031f548"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Liberation Serif" fo:font-size="12pt" fo:language="pl" fo:country="PL" fo:font-weight="bold" officeooo:rsid="000dc632" officeooo:paragraph-rsid="000dc632" style:font-size-asian="10.5pt" style:font-weight-asian="bold" style:font-size-complex="12pt" style:font-weight-complex="bold"/>
    </style:style>
    <style:style style:name="P23" style:family="paragraph" style:parent-style-name="Standard">
      <style:paragraph-properties fo:text-align="start" style:justify-single-word="false"/>
      <style:text-properties style:font-name="Liberation Serif" fo:font-size="12pt" fo:language="pl" fo:country="PL" fo:font-weight="bold" officeooo:rsid="0020a08b" officeooo:paragraph-rsid="0020a08b" style:font-size-asian="10.5pt" style:font-weight-asian="bold" style:font-size-complex="12pt" style:font-weight-complex="bold"/>
    </style:style>
    <style:style style:name="P24" style:family="paragraph" style:parent-style-name="Standard">
      <style:paragraph-properties fo:text-align="start" style:justify-single-word="false"/>
      <style:text-properties style:font-name="Liberation Serif" fo:font-size="12pt" fo:language="pl" fo:country="PL" fo:font-weight="bold" officeooo:rsid="0020ef27" officeooo:paragraph-rsid="0020ef27" style:font-size-asian="10.5pt" style:font-weight-asian="bold" style:font-size-complex="12pt" style:font-weight-complex="bold"/>
    </style:style>
    <style:style style:name="P25" style:family="paragraph" style:parent-style-name="Standard">
      <style:paragraph-properties fo:text-align="start" style:justify-single-word="false"/>
      <style:text-properties style:font-name="Liberation Serif" fo:font-size="12pt" fo:language="pl" fo:country="PL" fo:font-style="italic" fo:font-weight="normal" officeooo:rsid="002f495b" officeooo:paragraph-rsid="002f495b" style:font-size-asian="10.5pt" style:font-style-asian="italic" style:font-weight-asian="normal" style:font-size-complex="12pt" style:font-style-complex="italic" style:font-weight-complex="normal"/>
    </style:style>
    <style:style style:name="P26" style:family="paragraph" style:parent-style-name="Standard">
      <style:paragraph-properties fo:text-align="start" style:justify-single-word="false"/>
      <style:text-properties style:font-name="Liberation Serif" fo:font-size="12pt" fo:language="pl" fo:country="PL" fo:font-style="italic" officeooo:rsid="002f495b" officeooo:paragraph-rsid="002fbbd5" style:font-size-asian="10.5pt" style:font-style-asian="italic" style:font-size-complex="12pt" style:font-style-complex="italic"/>
    </style:style>
    <style:style style:name="P27" style:family="paragraph" style:parent-style-name="Standard">
      <style:paragraph-properties fo:text-align="start" style:justify-single-word="false"/>
      <style:text-properties style:font-name="Liberation Serif" fo:font-size="12pt" fo:language="pl" fo:country="PL" fo:font-style="italic" officeooo:rsid="003515d5" officeooo:paragraph-rsid="003515d5" style:font-size-asian="10.5pt" style:font-style-asian="italic" style:font-size-complex="12pt" style:font-style-complex="italic"/>
    </style:style>
    <style:style style:name="P28" style:family="paragraph" style:parent-style-name="Standard">
      <style:paragraph-properties fo:text-align="start" style:justify-single-word="false"/>
      <style:text-properties style:font-name="Liberation Serif" fo:font-size="12pt" fo:language="pl" fo:country="PL" fo:font-style="normal" fo:font-weight="normal" officeooo:rsid="002f495b" officeooo:paragraph-rsid="002fbbd5" style:font-size-asian="10.5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style:font-name="Liberation Serif" fo:font-size="12pt" fo:language="pl" fo:country="PL" fo:font-style="normal" fo:font-weight="normal" officeooo:rsid="003515d5" officeooo:paragraph-rsid="003515d5" style:font-size-asian="10.5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style:font-name="Liberation Serif" fo:font-size="16pt" fo:language="pl" fo:country="PL" officeooo:rsid="000c7b47" officeooo:paragraph-rsid="000c7b47" style:font-size-asian="16pt" style:font-size-complex="16pt"/>
    </style:style>
    <style:style style:name="P31" style:family="paragraph" style:parent-style-name="Standard">
      <style:paragraph-properties fo:text-align="start" style:justify-single-word="false"/>
      <style:text-properties style:font-name="Liberation Serif" fo:font-size="16pt" fo:language="pl" fo:country="PL" officeooo:rsid="000dc632" officeooo:paragraph-rsid="000dc632" style:font-size-asian="16pt" style:font-size-complex="16pt"/>
    </style:style>
    <style:style style:name="P32" style:family="paragraph" style:parent-style-name="Standard">
      <style:paragraph-properties fo:text-align="start" style:justify-single-word="false"/>
      <style:text-properties style:font-name="Liberation Serif" fo:font-size="16pt" fo:language="pl" fo:country="PL" officeooo:rsid="00261e57" officeooo:paragraph-rsid="00261e57" style:font-size-asian="16pt" style:font-size-complex="16pt"/>
    </style:style>
    <style:style style:name="P33" style:family="paragraph" style:parent-style-name="Standard">
      <style:paragraph-properties fo:text-align="start" style:justify-single-word="false"/>
      <style:text-properties style:font-name="Liberation Serif" fo:font-size="16pt" fo:language="pl" fo:country="PL" fo:font-style="normal" fo:font-weight="normal" officeooo:rsid="003515d5" officeooo:paragraph-rsid="003515d5" style:font-size-asian="16pt" style:font-style-asian="normal" style:font-weight-asian="normal" style:font-size-complex="16pt" style:font-style-complex="normal" style:font-weight-complex="normal"/>
    </style:style>
    <style:style style:name="P34" style:family="paragraph" style:parent-style-name="Standard">
      <style:text-properties style:font-name="Liberation Serif" fo:language="pl" fo:country="PL" officeooo:paragraph-rsid="000a49a9"/>
    </style:style>
    <style:style style:name="P35" style:family="paragraph" style:parent-style-name="Standard">
      <style:paragraph-properties fo:text-align="center" style:justify-single-word="false"/>
      <style:text-properties style:font-name="Liberation Serif" fo:language="pl" fo:country="PL" officeooo:rsid="000a49a9" officeooo:paragraph-rsid="000a49a9"/>
    </style:style>
    <style:style style:name="P36" style:family="paragraph" style:parent-style-name="Standard">
      <style:paragraph-properties fo:text-align="center" style:justify-single-word="false"/>
      <style:text-properties style:font-name="Liberation Serif" fo:language="pl" fo:country="PL" officeooo:paragraph-rsid="000a49a9"/>
    </style:style>
    <style:style style:name="P37" style:family="paragraph" style:parent-style-name="Standard">
      <style:paragraph-properties fo:text-align="start" style:justify-single-word="false"/>
      <style:text-properties style:font-name="Liberation Serif" fo:language="pl" fo:country="PL" officeooo:paragraph-rsid="00140d9c"/>
    </style:style>
    <style:style style:name="P38" style:family="paragraph" style:parent-style-name="Standard">
      <style:paragraph-properties fo:text-align="start" style:justify-single-word="false"/>
      <style:text-properties style:font-name="Liberation Serif" fo:language="pl" fo:country="PL" officeooo:paragraph-rsid="003d1746"/>
    </style:style>
    <style:style style:name="P39" style:family="paragraph" style:parent-style-name="Standard">
      <style:paragraph-properties fo:text-align="start" style:justify-single-word="false"/>
      <style:text-properties style:font-name="Liberation Serif" fo:language="pl" fo:country="PL" officeooo:paragraph-rsid="004b8bd9"/>
    </style:style>
    <style:style style:name="P40" style:family="paragraph" style:parent-style-name="Standard">
      <style:paragraph-properties fo:text-align="start" style:justify-single-word="false"/>
      <style:text-properties style:font-name="Liberation Serif" fo:language="pl" fo:country="PL" officeooo:paragraph-rsid="0041a1a4"/>
    </style:style>
    <style:style style:name="P41" style:family="paragraph" style:parent-style-name="Standard">
      <style:paragraph-properties fo:text-align="start" style:justify-single-word="false"/>
      <style:text-properties style:font-name="Liberation Serif" fo:language="pl" fo:country="PL" officeooo:paragraph-rsid="004320bf"/>
    </style:style>
    <style:style style:name="P42" style:family="paragraph" style:parent-style-name="Standard">
      <style:paragraph-properties fo:text-align="start" style:justify-single-word="false"/>
      <style:text-properties style:font-name="Liberation Serif" fo:language="pl" fo:country="PL" officeooo:rsid="0020a08b" officeooo:paragraph-rsid="0020a08b"/>
    </style:style>
    <style:style style:name="P43" style:family="paragraph" style:parent-style-name="Standard">
      <style:paragraph-properties fo:text-align="start" style:justify-single-word="false"/>
      <style:text-properties style:font-name="Liberation Serif" fo:language="pl" fo:country="PL" officeooo:rsid="0020a08b" officeooo:paragraph-rsid="0041a1a4"/>
    </style:style>
    <style:style style:name="P44" style:family="paragraph" style:parent-style-name="Standard">
      <style:paragraph-properties fo:text-align="start" style:justify-single-word="false"/>
      <style:text-properties style:font-name="Liberation Serif" fo:language="pl" fo:country="PL" officeooo:rsid="0020a08b" officeooo:paragraph-rsid="004320bf"/>
    </style:style>
    <style:style style:name="P45" style:family="paragraph" style:parent-style-name="Standard">
      <style:paragraph-properties fo:text-align="start" style:justify-single-word="false"/>
      <style:text-properties style:font-name="Liberation Serif" fo:language="pl" fo:country="PL" officeooo:rsid="0020ef27" officeooo:paragraph-rsid="0020ef27"/>
    </style:style>
    <style:style style:name="P46" style:family="paragraph" style:parent-style-name="Standard">
      <style:paragraph-properties fo:text-align="start" style:justify-single-word="false"/>
      <style:text-properties style:font-name="Liberation Serif" fo:language="pl" fo:country="PL" officeooo:rsid="0020ef27" officeooo:paragraph-rsid="00436137"/>
    </style:style>
    <style:style style:name="P47" style:family="paragraph" style:parent-style-name="Standard">
      <style:paragraph-properties fo:text-align="start" style:justify-single-word="false"/>
      <style:text-properties style:font-name="Liberation Serif" fo:language="pl" fo:country="PL" officeooo:rsid="0020ef27" officeooo:paragraph-rsid="00442b14"/>
    </style:style>
    <style:style style:name="P48" style:family="paragraph" style:parent-style-name="Standard">
      <style:paragraph-properties fo:text-align="center" style:justify-single-word="false"/>
      <style:text-properties style:font-name="Liberation Serif" fo:font-size="24pt" fo:language="pl" fo:country="PL" officeooo:paragraph-rsid="000a49a9" style:font-size-asian="24pt" style:font-size-complex="24pt"/>
    </style:style>
    <style:style style:name="P49" style:family="paragraph" style:parent-style-name="Standard">
      <style:paragraph-properties fo:text-align="start" style:justify-single-word="false"/>
      <style:text-properties style:font-name="Liberation Serif" fo:font-size="12pt" fo:language="pl" fo:country="PL" fo:font-style="normal" fo:font-weight="normal" officeooo:rsid="0037175a" officeooo:paragraph-rsid="0037175a"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Liberation Serif" fo:font-size="12pt" fo:language="pl" fo:country="PL" fo:font-style="normal" fo:font-weight="normal" officeooo:rsid="00621c49" officeooo:paragraph-rsid="00621c49" style:font-size-asian="10.5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style:font-name="Liberation Serif" fo:font-size="16pt" fo:language="pl" fo:country="PL" fo:font-style="normal" fo:font-weight="normal" officeooo:rsid="00621c49" officeooo:paragraph-rsid="00621c49" style:font-size-asian="16pt" style:font-style-asian="normal" style:font-weight-asian="normal" style:font-size-complex="16pt" style:font-style-complex="normal" style:font-weight-complex="normal"/>
    </style:style>
    <style:style style:name="P52" style:family="paragraph" style:parent-style-name="Standard">
      <style:text-properties officeooo:paragraph-rsid="00640cf2"/>
    </style:style>
    <style:style style:name="P53" style:family="paragraph" style:parent-style-name="Standard">
      <style:text-properties officeooo:paragraph-rsid="00652e9e"/>
    </style:style>
    <style:style style:name="T1" style:family="text">
      <style:text-properties officeooo:rsid="000a49a9"/>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322234" style:font-style-asian="italic" style:font-weight-asian="normal" style:font-style-complex="italic" style:font-weight-complex="normal"/>
    </style:style>
    <style:style style:name="T5" style:family="text">
      <style:text-properties fo:font-style="italic" fo:font-weight="normal" officeooo:rsid="003342da" style:font-style-asian="italic" style:font-weight-asian="normal" style:font-style-complex="italic" style:font-weight-complex="normal"/>
    </style:style>
    <style:style style:name="T6" style:family="text">
      <style:text-properties fo:font-style="italic" fo:font-weight="normal" officeooo:rsid="002c6320" style:font-style-asian="italic" style:font-weight-asian="normal" style:font-style-complex="italic" style:font-weight-complex="normal"/>
    </style:style>
    <style:style style:name="T7" style:family="text">
      <style:text-properties fo:font-style="italic" style:font-style-asian="italic" style:font-style-complex="italic"/>
    </style:style>
    <style:style style:name="T8" style:family="text">
      <style:text-properties fo:font-size="12pt" fo:font-weight="normal" style:font-size-asian="10.5pt" style:font-weight-asian="normal" style:font-size-complex="12pt" style:font-weight-complex="normal"/>
    </style:style>
    <style:style style:name="T9" style:family="text">
      <style:text-properties fo:font-size="12pt" fo:font-weight="normal" officeooo:rsid="000dc632" style:font-size-asian="10.5pt" style:font-weight-asian="normal" style:font-size-complex="12pt" style:font-weight-complex="normal"/>
    </style:style>
    <style:style style:name="T10" style:family="text">
      <style:text-properties fo:font-size="12pt" fo:font-weight="normal" officeooo:rsid="000fa7d3" style:font-size-asian="10.5pt" style:font-weight-asian="normal" style:font-size-complex="12pt" style:font-weight-complex="normal"/>
    </style:style>
    <style:style style:name="T11" style:family="text">
      <style:text-properties fo:font-size="12pt" fo:font-weight="normal" officeooo:rsid="00118054" style:font-size-asian="10.5pt" style:font-weight-asian="normal" style:font-size-complex="12pt" style:font-weight-complex="normal"/>
    </style:style>
    <style:style style:name="T12" style:family="text">
      <style:text-properties fo:font-size="12pt" fo:font-weight="normal" officeooo:rsid="001277aa" style:font-size-asian="10.5pt" style:font-weight-asian="normal" style:font-size-complex="12pt" style:font-weight-complex="normal"/>
    </style:style>
    <style:style style:name="T13" style:family="text">
      <style:text-properties fo:font-size="12pt" fo:font-weight="normal" officeooo:rsid="0013ae1a" style:font-size-asian="10.5pt" style:font-weight-asian="normal" style:font-size-complex="12pt" style:font-weight-complex="normal"/>
    </style:style>
    <style:style style:name="T14" style:family="text">
      <style:text-properties fo:font-size="12pt" fo:font-weight="normal" officeooo:rsid="001993d2" style:font-size-asian="10.5pt" style:font-weight-asian="normal" style:font-size-complex="12pt" style:font-weight-complex="normal"/>
    </style:style>
    <style:style style:name="T15" style:family="text">
      <style:text-properties fo:font-size="12pt" fo:font-weight="normal" officeooo:rsid="00140d9c" style:font-size-asian="10.5pt" style:font-weight-asian="normal" style:font-size-complex="12pt" style:font-weight-complex="normal"/>
    </style:style>
    <style:style style:name="T16" style:family="text">
      <style:text-properties fo:font-size="12pt" fo:font-weight="normal" officeooo:rsid="001b8240" style:font-size-asian="10.5pt" style:font-weight-asian="normal" style:font-size-complex="12pt" style:font-weight-complex="normal"/>
    </style:style>
    <style:style style:name="T17" style:family="text">
      <style:text-properties fo:font-size="12pt" fo:font-weight="normal" officeooo:rsid="001d0cc8" style:font-size-asian="10.5pt" style:font-weight-asian="normal" style:font-size-complex="12pt" style:font-weight-complex="normal"/>
    </style:style>
    <style:style style:name="T18" style:family="text">
      <style:text-properties fo:font-size="12pt" fo:font-weight="normal" officeooo:rsid="001eae53" style:font-size-asian="10.5pt" style:font-weight-asian="normal" style:font-size-complex="12pt" style:font-weight-complex="normal"/>
    </style:style>
    <style:style style:name="T19" style:family="text">
      <style:text-properties fo:font-size="12pt" fo:font-weight="normal" officeooo:rsid="0020a08b" style:font-size-asian="10.5pt" style:font-weight-asian="normal" style:font-size-complex="12pt" style:font-weight-complex="normal"/>
    </style:style>
    <style:style style:name="T20" style:family="text">
      <style:text-properties fo:font-size="12pt" fo:font-weight="normal" officeooo:rsid="0020ef27" style:font-size-asian="10.5pt" style:font-weight-asian="normal" style:font-size-complex="12pt" style:font-weight-complex="normal"/>
    </style:style>
    <style:style style:name="T21" style:family="text">
      <style:text-properties fo:font-size="12pt" fo:font-weight="normal" officeooo:rsid="0022bf4c" style:font-size-asian="10.5pt" style:font-weight-asian="normal" style:font-size-complex="12pt" style:font-weight-complex="normal"/>
    </style:style>
    <style:style style:name="T22" style:family="text">
      <style:text-properties fo:font-size="12pt" fo:font-weight="normal" officeooo:rsid="0023e38b" style:font-size-asian="10.5pt" style:font-weight-asian="normal" style:font-size-complex="12pt" style:font-weight-complex="normal"/>
    </style:style>
    <style:style style:name="T23" style:family="text">
      <style:text-properties fo:font-size="12pt" fo:font-weight="normal" officeooo:rsid="00403e96" style:font-size-asian="10.5pt" style:font-weight-asian="normal" style:font-size-complex="12pt" style:font-weight-complex="normal"/>
    </style:style>
    <style:style style:name="T24" style:family="text">
      <style:text-properties fo:font-size="12pt" fo:font-weight="normal" officeooo:rsid="0041a1a4" style:font-size-asian="10.5pt" style:font-weight-asian="normal" style:font-size-complex="12pt" style:font-weight-complex="normal"/>
    </style:style>
    <style:style style:name="T25"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26" style:family="text">
      <style:text-properties fo:font-size="12pt" fo:font-style="italic" fo:font-weight="normal" officeooo:rsid="000fa7d3" style:font-size-asian="10.5pt" style:font-style-asian="italic" style:font-weight-asian="normal" style:font-size-complex="12pt" style:font-style-complex="italic" style:font-weight-complex="normal"/>
    </style:style>
    <style:style style:name="T27" style:family="text">
      <style:text-properties fo:font-size="12pt" fo:font-style="italic" fo:font-weight="normal" officeooo:rsid="001277aa" style:font-size-asian="10.5pt" style:font-style-asian="italic" style:font-weight-asian="normal" style:font-size-complex="12pt" style:font-style-complex="italic" style:font-weight-complex="normal"/>
    </style:style>
    <style:style style:name="T28" style:family="text">
      <style:text-properties fo:font-size="12pt" fo:font-style="italic" fo:font-weight="normal" officeooo:rsid="003d1746" style:font-size-asian="10.5pt" style:font-style-asian="italic" style:font-weight-asian="normal" style:font-size-complex="12pt" style:font-style-complex="italic" style:font-weight-complex="normal"/>
    </style:style>
    <style:style style:name="T29" style:family="text">
      <style:text-properties fo:font-size="12pt" fo:font-style="italic" fo:font-weight="normal" officeooo:rsid="0013ae1a" style:font-size-asian="10.5pt" style:font-style-asian="italic" style:font-weight-asian="normal" style:font-size-complex="12pt" style:font-style-complex="italic" style:font-weight-complex="normal"/>
    </style:style>
    <style:style style:name="T30" style:family="text">
      <style:text-properties fo:font-size="12pt" fo:font-style="italic" fo:font-weight="normal" officeooo:rsid="00140d9c" style:font-size-asian="10.5pt" style:font-style-asian="italic" style:font-weight-asian="normal" style:font-size-complex="12pt" style:font-style-complex="italic" style:font-weight-complex="normal"/>
    </style:style>
    <style:style style:name="T31" style:family="text">
      <style:text-properties fo:font-size="12pt" fo:font-style="italic" fo:font-weight="normal" officeooo:rsid="001993d2" style:font-size-asian="10.5pt" style:font-style-asian="italic" style:font-weight-asian="normal" style:font-size-complex="12pt" style:font-style-complex="italic" style:font-weight-complex="normal"/>
    </style:style>
    <style:style style:name="T32" style:family="text">
      <style:text-properties fo:font-size="12pt" fo:font-style="italic" fo:font-weight="normal" officeooo:rsid="001eae53" style:font-size-asian="10.5pt" style:font-style-asian="italic" style:font-weight-asian="normal" style:font-size-complex="12pt" style:font-style-complex="italic" style:font-weight-complex="normal"/>
    </style:style>
    <style:style style:name="T33" style:family="text">
      <style:text-properties fo:font-size="12pt" fo:font-style="italic" fo:font-weight="normal" officeooo:rsid="00403e96" style:font-size-asian="10.5pt" style:font-style-asian="italic" style:font-weight-asian="normal" style:font-size-complex="12pt" style:font-style-complex="italic" style:font-weight-complex="normal"/>
    </style:style>
    <style:style style:name="T34" style:family="text">
      <style:text-properties fo:font-size="12pt" fo:font-style="italic" fo:font-weight="normal" officeooo:rsid="001d0cc8" style:font-size-asian="10.5pt" style:font-style-asian="italic" style:font-weight-asian="normal" style:font-size-complex="12pt" style:font-style-complex="italic" style:font-weight-complex="normal"/>
    </style:style>
    <style:style style:name="T35" style:family="text">
      <style:text-properties fo:font-size="12pt" fo:font-style="italic" fo:font-weight="normal" officeooo:rsid="0023e38b" style:font-size-asian="10.5pt" style:font-style-asian="italic" style:font-weight-asian="normal" style:font-size-complex="12pt" style:font-style-complex="italic" style:font-weight-complex="normal"/>
    </style:style>
    <style:style style:name="T36" style:family="text">
      <style:text-properties fo:font-size="12pt" fo:font-style="italic" fo:font-weight="normal" officeooo:rsid="0020ef27" style:font-size-asian="10.5pt" style:font-style-asian="italic" style:font-weight-asian="normal" style:font-size-complex="12pt" style:font-style-complex="italic" style:font-weight-complex="normal"/>
    </style:style>
    <style:style style:name="T37" style:family="text">
      <style:text-properties fo:font-size="12pt" fo:font-style="italic" fo:font-weight="normal" officeooo:rsid="0041a1a4" style:font-size-asian="10.5pt" style:font-style-asian="italic" style:font-weight-asian="normal" style:font-size-complex="12pt" style:font-style-complex="italic" style:font-weight-complex="normal"/>
    </style:style>
    <style:style style:name="T38" style:family="text">
      <style:text-properties fo:font-size="12pt" fo:font-style="italic" fo:font-weight="normal" officeooo:rsid="005b5aa4" style:font-size-asian="10.5pt" style:font-style-asian="italic" style:font-weight-asian="normal" style:font-size-complex="12pt" style:font-style-complex="italic" style:font-weight-complex="normal"/>
    </style:style>
    <style:style style:name="T39" style:family="text">
      <style:text-properties fo:font-size="12pt" fo:font-style="italic" fo:font-weight="normal" officeooo:rsid="006015e8" style:font-size-asian="10.5pt" style:font-style-asian="italic" style:font-weight-asian="normal" style:font-size-complex="12pt" style:font-style-complex="italic" style:font-weight-complex="normal"/>
    </style:style>
    <style:style style:name="T40" style:family="text">
      <style:text-properties fo:font-size="12pt" fo:font-style="italic" fo:font-weight="bold" style:font-size-asian="10.5pt" style:font-style-asian="italic" style:font-weight-asian="bold" style:font-size-complex="12pt" style:font-style-complex="italic" style:font-weight-complex="bold"/>
    </style:style>
    <style:style style:name="T41" style:family="text">
      <style:text-properties fo:font-size="12pt" fo:font-style="italic" fo:font-weight="bold" officeooo:rsid="000fa7d3" style:font-size-asian="10.5pt" style:font-style-asian="italic" style:font-weight-asian="bold" style:font-size-complex="12pt" style:font-style-complex="italic" style:font-weight-complex="bold"/>
    </style:style>
    <style:style style:name="T42" style:family="text">
      <style:text-properties fo:font-size="12pt" fo:font-style="italic" fo:font-weight="bold" officeooo:rsid="001eae53" style:font-size-asian="10.5pt" style:font-style-asian="italic" style:font-weight-asian="bold" style:font-size-complex="12pt" style:font-style-complex="italic" style:font-weight-complex="bold"/>
    </style:style>
    <style:style style:name="T43" style:family="text">
      <style:text-properties fo:font-size="12pt" fo:font-style="italic" fo:font-weight="bold" officeooo:rsid="001d0cc8" style:font-size-asian="10.5pt" style:font-style-asian="italic" style:font-weight-asian="bold" style:font-size-complex="12pt" style:font-style-complex="italic" style:font-weight-complex="bold"/>
    </style:style>
    <style:style style:name="T44" style:family="text">
      <style:text-properties fo:font-size="12pt" fo:font-style="italic" fo:font-weight="bold" officeooo:rsid="0020ef27" style:font-size-asian="10.5pt" style:font-style-asian="italic" style:font-weight-asian="bold" style:font-size-complex="12pt" style:font-style-complex="italic" style:font-weight-complex="bold"/>
    </style:style>
    <style:style style:name="T45" style:family="text">
      <style:text-properties fo:font-size="12pt" fo:font-weight="bold" officeooo:rsid="000fa7d3" style:font-size-asian="10.5pt" style:font-weight-asian="bold" style:font-size-complex="12pt" style:font-weight-complex="bold"/>
    </style:style>
    <style:style style:name="T46" style:family="text">
      <style:text-properties fo:font-size="12pt" fo:font-style="normal" fo:font-weight="normal" officeooo:rsid="001277aa" style:font-size-asian="10.5pt" style:font-style-asian="normal" style:font-weight-asian="normal" style:font-size-complex="12pt" style:font-style-complex="normal" style:font-weight-complex="normal"/>
    </style:style>
    <style:style style:name="T47" style:family="text">
      <style:text-properties fo:font-style="normal" style:font-style-asian="normal" style:font-style-complex="normal"/>
    </style:style>
    <style:style style:name="T48" style:family="text">
      <style:text-properties fo:font-style="normal" fo:font-weight="normal" style:font-style-asian="normal" style:font-weight-asian="normal" style:font-style-complex="normal" style:font-weight-complex="normal"/>
    </style:style>
    <style:style style:name="T49" style:family="text">
      <style:text-properties fo:font-style="normal" fo:font-weight="normal" officeooo:rsid="003278c5" style:font-style-asian="normal" style:font-weight-asian="normal" style:font-style-complex="normal" style:font-weight-complex="normal"/>
    </style:style>
    <style:style style:name="T50" style:family="text">
      <style:text-properties fo:font-style="normal" fo:font-weight="normal" officeooo:rsid="002fbbd5" style:font-style-asian="normal" style:font-weight-asian="normal" style:font-style-complex="normal" style:font-weight-complex="normal"/>
    </style:style>
    <style:style style:name="T51" style:family="text">
      <style:text-properties fo:font-style="normal" fo:font-weight="normal" officeooo:rsid="00371004" style:font-style-asian="normal" style:font-weight-asian="normal" style:font-style-complex="normal" style:font-weight-complex="normal"/>
    </style:style>
    <style:style style:name="T52" style:family="text">
      <style:text-properties fo:font-style="normal" fo:font-weight="normal" officeooo:rsid="003868bf" style:font-style-asian="normal" style:font-weight-asian="normal" style:font-style-complex="normal" style:font-weight-complex="normal"/>
    </style:style>
    <style:style style:name="T53" style:family="text">
      <style:text-properties fo:font-style="normal" fo:font-weight="normal" officeooo:rsid="0038c711" style:font-style-asian="normal" style:font-weight-asian="normal" style:font-style-complex="normal" style:font-weight-complex="normal"/>
    </style:style>
    <style:style style:name="T54" style:family="text">
      <style:text-properties fo:font-style="normal" fo:font-weight="normal" officeooo:rsid="004493eb" style:font-style-asian="normal" style:font-weight-asian="normal" style:font-style-complex="normal" style:font-weight-complex="normal"/>
    </style:style>
    <style:style style:name="T55" style:family="text">
      <style:text-properties fo:font-style="normal" fo:font-weight="normal" officeooo:rsid="005192af" style:font-style-asian="normal" style:font-weight-asian="normal" style:font-style-complex="normal" style:font-weight-complex="normal"/>
    </style:style>
    <style:style style:name="T56" style:family="text">
      <style:text-properties fo:font-weight="normal" style:font-weight-asian="normal" style:font-weight-complex="normal"/>
    </style:style>
    <style:style style:name="T57" style:family="text">
      <style:text-properties fo:font-weight="normal" officeooo:rsid="001277aa" style:font-weight-asian="normal" style:font-weight-complex="normal"/>
    </style:style>
    <style:style style:name="T58" style:family="text">
      <style:text-properties fo:font-weight="normal" officeooo:rsid="002806d2" style:font-weight-asian="normal" style:font-weight-complex="normal"/>
    </style:style>
    <style:style style:name="T59" style:family="text">
      <style:text-properties fo:font-weight="normal" officeooo:rsid="00285b38" style:font-weight-asian="normal" style:font-weight-complex="normal"/>
    </style:style>
    <style:style style:name="T60" style:family="text">
      <style:text-properties fo:font-weight="normal" officeooo:rsid="0028a778" style:font-weight-asian="normal" style:font-weight-complex="normal"/>
    </style:style>
    <style:style style:name="T61" style:family="text">
      <style:text-properties fo:font-weight="normal" officeooo:rsid="002c6320" style:font-weight-asian="normal" style:font-weight-complex="normal"/>
    </style:style>
    <style:style style:name="T62" style:family="text">
      <style:text-properties fo:font-weight="normal" officeooo:rsid="002dfc34" style:font-weight-asian="normal" style:font-weight-complex="normal"/>
    </style:style>
    <style:style style:name="T63" style:family="text">
      <style:text-properties fo:font-weight="normal" officeooo:rsid="002fbbd5" style:font-weight-asian="normal" style:font-weight-complex="normal"/>
    </style:style>
    <style:style style:name="T64" style:family="text">
      <style:text-properties fo:font-weight="normal" officeooo:rsid="00306cdf" style:font-weight-asian="normal" style:font-weight-complex="normal"/>
    </style:style>
    <style:style style:name="T65" style:family="text">
      <style:text-properties fo:font-weight="normal" officeooo:rsid="0031f548" style:font-weight-asian="normal" style:font-weight-complex="normal"/>
    </style:style>
    <style:style style:name="T66" style:family="text">
      <style:text-properties fo:font-weight="normal" officeooo:rsid="00336508" style:font-weight-asian="normal" style:font-weight-complex="normal"/>
    </style:style>
    <style:style style:name="T67" style:family="text">
      <style:text-properties fo:font-weight="normal" officeooo:rsid="0033f6ce" style:font-weight-asian="normal" style:font-weight-complex="normal"/>
    </style:style>
    <style:style style:name="T68" style:family="text">
      <style:text-properties fo:font-weight="normal" officeooo:rsid="0052701a" style:font-weight-asian="normal" style:font-weight-complex="normal"/>
    </style:style>
    <style:style style:name="T69" style:family="text">
      <style:text-properties fo:font-weight="normal" officeooo:rsid="0054383c" style:font-weight-asian="normal" style:font-weight-complex="normal"/>
    </style:style>
    <style:style style:name="T70" style:family="text">
      <style:text-properties fo:font-weight="normal" officeooo:rsid="0057a546" style:font-weight-asian="normal" style:font-weight-complex="normal"/>
    </style:style>
    <style:style style:name="T71" style:family="text">
      <style:text-properties style:text-position="super 58%" fo:font-size="12pt" fo:font-style="italic" fo:font-weight="normal" style:font-size-asian="10.5pt" style:font-style-asian="italic" style:font-weight-asian="normal" style:font-size-complex="12pt" style:font-style-complex="italic" style:font-weight-complex="normal"/>
    </style:style>
    <style:style style:name="T72" style:family="text">
      <style:text-properties style:text-position="super 58%" fo:font-size="12pt" fo:font-style="italic" fo:font-weight="normal" officeooo:rsid="001993d2" style:font-size-asian="10.5pt" style:font-style-asian="italic" style:font-weight-asian="normal" style:font-size-complex="12pt" style:font-style-complex="italic" style:font-weight-complex="normal"/>
    </style:style>
    <style:style style:name="T73" style:family="text">
      <style:text-properties style:text-position="super 58%" fo:font-size="12pt" fo:font-style="italic" fo:font-weight="normal" officeooo:rsid="001eae53" style:font-size-asian="10.5pt" style:font-style-asian="italic" style:font-weight-asian="normal" style:font-size-complex="12pt" style:font-style-complex="italic" style:font-weight-complex="normal"/>
    </style:style>
    <style:style style:name="T74" style:family="text">
      <style:text-properties style:text-position="super 58%" fo:font-size="12pt" fo:font-style="italic" fo:font-weight="normal" officeooo:rsid="0020ef27" style:font-size-asian="10.5pt" style:font-style-asian="italic" style:font-weight-asian="normal" style:font-size-complex="12pt" style:font-style-complex="italic" style:font-weight-complex="normal"/>
    </style:style>
    <style:style style:name="T75" style:family="text">
      <style:text-properties fo:font-variant="normal" fo:text-transform="none" fo:color="#222222" fo:font-size="12pt" fo:letter-spacing="normal" fo:font-style="italic" fo:font-weight="normal" style:font-size-asian="10.5pt" style:font-style-asian="italic" style:font-weight-asian="normal" style:font-size-complex="12pt" style:font-style-complex="italic" style:font-weight-complex="normal"/>
    </style:style>
    <style:style style:name="T76" style:family="text">
      <style:text-properties fo:font-variant="normal" fo:text-transform="none" fo:color="#222222" fo:font-size="12pt" fo:letter-spacing="normal" fo:font-style="italic" fo:font-weight="normal" officeooo:rsid="0020ef27" style:font-size-asian="10.5pt" style:font-style-asian="italic" style:font-weight-asian="normal" style:font-size-complex="12pt" style:font-style-complex="italic" style:font-weight-complex="normal"/>
    </style:style>
    <style:style style:name="T77" style:family="text">
      <style:text-properties fo:font-variant="normal" fo:text-transform="none" fo:color="#222222" style:font-name="sans-serif" fo:font-size="9pt" fo:letter-spacing="normal" fo:font-style="normal" fo:font-weight="normal"/>
    </style:style>
    <style:style style:name="T78" style:family="text">
      <style:text-properties fo:font-variant="normal" fo:text-transform="none" fo:color="#222222" style:font-name="sans-serif" fo:font-size="10.5pt" fo:letter-spacing="normal" fo:font-style="normal" fo:font-weight="normal"/>
    </style:style>
    <style:style style:name="T79" style:family="text">
      <style:text-properties fo:font-variant="normal" fo:text-transform="none" fo:color="#222222" style:font-name="sans-serif" fo:letter-spacing="normal" fo:font-style="normal" fo:font-weight="normal"/>
    </style:style>
    <style:style style:name="T80" style:family="text">
      <style:text-properties fo:font-variant="normal" fo:text-transform="none" fo:color="#222222" fo:letter-spacing="normal"/>
    </style:style>
    <style:style style:name="T81" style:family="text">
      <style:text-properties fo:font-variant="normal" fo:text-transform="none" fo:color="#663366" style:font-name="sans-serif" fo:font-size="9pt" fo:letter-spacing="normal" fo:font-style="normal" style:text-underline-style="solid" style:text-underline-width="auto" style:text-underline-color="font-color" fo:font-weight="normal" fo:background-color="#ffffff" loext:char-shading-value="0" loext:padding="0in" loext:border="none"/>
    </style:style>
    <style:style style:name="T82" style:family="text">
      <style:text-properties fo:font-variant="normal" fo:text-transform="none" fo:color="#663366" style:font-name="sans-serif" fo:font-size="9pt" fo:letter-spacing="normal" fo:font-style="normal" style:text-underline-style="solid" style:text-underline-width="auto" style:text-underline-color="font-color" fo:font-weight="normal" officeooo:rsid="00640cf2" fo:background-color="#ffffff" loext:char-shading-value="0" loext:padding="0in" loext:border="none"/>
    </style:style>
    <style:style style:name="T83" style:family="text">
      <style:text-properties fo:font-variant="normal" fo:text-transform="none" fo:color="#663366" style:text-line-through-style="none" style:text-line-through-type="none" style:font-name="sans-serif" fo:font-size="10.5pt" fo:letter-spacing="normal" fo:font-style="italic" style:text-underline-style="none" fo:font-weight="normal" style:text-blinking="false" fo:background-color="#ffffff" loext:char-shading-value="0" loext:padding="0in" loext:border="none"/>
    </style:style>
    <style:style style:name="T84" style:family="text">
      <style:text-properties fo:font-variant="normal" fo:text-transform="none" fo:color="#663366" style:text-line-through-style="none" style:text-line-through-type="none" style:font-name="sans-serif" fo:font-size="10.5pt" fo:letter-spacing="normal" fo:font-style="italic" style:text-underline-style="none" fo:font-weight="normal" officeooo:rsid="00652e9e" style:text-blinking="false" fo:background-color="#ffffff" loext:char-shading-value="0" loext:padding="0in" loext:border="none"/>
    </style:style>
    <style:style style:name="T85" style:family="text">
      <style:text-properties style:text-position="33% 58%" fo:font-size="12pt" fo:font-style="italic" fo:font-weight="normal" officeooo:rsid="001eae53" style:font-size-asian="10.5pt" style:font-style-asian="italic" style:font-weight-asian="normal" style:font-size-complex="12pt" style:font-style-complex="italic" style:font-weight-complex="normal"/>
    </style:style>
    <style:style style:name="T86" style:family="text">
      <style:text-properties style:text-position="33% 58%" fo:font-size="12pt" fo:font-style="italic" fo:font-weight="normal" officeooo:rsid="0020ef27" style:font-size-asian="10.5pt" style:font-style-asian="italic" style:font-weight-asian="normal" style:font-size-complex="12pt" style:font-style-complex="italic" style:font-weight-complex="normal"/>
    </style:style>
    <style:style style:name="T87" style:family="text">
      <style:text-properties style:font-name="Liberation Serif" fo:font-size="12pt" fo:language="pl" fo:country="PL" fo:font-style="normal" fo:font-weight="normal" officeooo:rsid="00621c49" style:font-size-asian="10.5pt" style:font-style-asian="normal" style:font-weight-asian="normal" style:font-size-complex="12pt" style:font-style-complex="normal" style:font-weight-complex="normal"/>
    </style:style>
    <style:style style:name="T88" style:family="text">
      <style:text-properties officeooo:rsid="00640cf2"/>
    </style:style>
    <style:style style:name="T89" style:family="text">
      <style:text-properties fo:language="pl" fo:country="P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span text:style-name="T1">WFTIMS, </text:span>Informatyka, studia dzienne, inż, I st.<text:tab/><text:tab/><text:tab/><text:tab/><text:tab/><text:tab/> <text:s text:c="7"/>semestr V </text:p>
      <text:p text:style-name="P34">Podstawy kryptografii <text:tab/><text:tab/><text:tab/><text:tab/><text:tab/><text:tab/><text:tab/><text:tab/> <text:s text:c="9"/><text:span text:style-name="T1">r. ak.</text:span> 2017/2018 </text:p>
      <text:p text:style-name="P34">Prowadzący: prof. dr hab. inż. Volodymyr Yemyets <text:tab/><text:tab/><text:tab/><text:tab/> <text:s text:c="3"/>poniedziałek, 12:00 </text:p>
      <text:p text:style-name="P34"/>
      <text:p text:style-name="P34"/>
      <text:p text:style-name="P35">Szymon Adach</text:p>
      <text:p text:style-name="P35">Łukasz Gołębiewski</text:p>
      <text:p text:style-name="P35">Piotr Stańczyk</text:p>
      <text:p text:style-name="P36"/>
      <text:p text:style-name="P34"/>
      <text:p text:style-name="P48">Kryptosystem <text:span text:style-name="T1">ElGamal</text:span></text:p>
      <text:p text:style-name="P48"/>
      <text:p text:style-name="P30">1. Cel</text:p>
      <text:p text:style-name="P3"/>
      <text:p text:style-name="P4">Celem zadana jest implementacja kryptosystemu ElGamal poprzez umożliwienia wygenerowania poprawnych kluczy oraz przeprowadzenie za ich pomocą asymetrycznego szyfrowania wiadomości. Klucz publiczny używany jest zaszyfrowania wiadomości do postaci szyfrogramu, klucz prywatny używany jest do odszyfrowania szyfrogramu. </text:p>
      <text:p text:style-name="P4"/>
      <text:p text:style-name="P31">2. Działanie</text:p>
      <text:p text:style-name="P4"/>
      <text:p text:style-name="P10">Kryptosystem Elgamal jest zdefiniowany na grupie cyklicznej <text:span text:style-name="T2">G</text:span>. Bezpieczeństwo kryptosystemu wynika z trudności obliczenia logarytmu dyskretnego zdefiniowanego w takiej grupie. </text:p>
      <text:p text:style-name="P10"/>
      <text:p text:style-name="P22">Generacja kluczy:</text:p>
      <text:p text:style-name="P10"/>
      <text:p text:style-name="P37"><text:span text:style-name="T9">Należy </text:span><text:span text:style-name="T10">najpierw zdefiniować cykliczną grupę </text:span><text:span text:style-name="T3">G</text:span><text:span text:style-name="T10"> rzędu </text:span><text:span text:style-name="T2">p</text:span><text:span text:style-name="T10"> z generatorem</text:span><text:span text:style-name="T41"> g</text:span><text:span text:style-name="T10">.</text:span></text:p>
      <text:p text:style-name="P37"><text:span text:style-name="T10">Jako </text:span><text:span text:style-name="T26">p</text:span><text:span text:style-name="T10"> zostanie wybrana duża oraz bezpieczna liczba pierwsza. Mianem dużej liczby pierwszej można określić np. </text:span><text:span text:style-name="T11">l</text:span><text:span text:style-name="T10">iczbę 512 bitową. Bezpieczna liczba pierwsza (</text:span><text:span text:style-name="T26">safe prime</text:span><text:span text:style-name="T10">) to liczba pierwsza spełniająca równanie</text:span><text:span text:style-name="T45"> </text:span><text:span text:style-name="T41">p = 2q + 1</text:span><text:span text:style-name="T10"> gdzie </text:span><text:span text:style-name="T41">q</text:span><text:span text:style-name="T10"> to liczba również liczba pierwsza. </text:span></text:p>
      <text:p text:style-name="P38"><text:span text:style-name="T12">Liczba pierwsza gwarantuje nam że będzie tylko jedno rozwiązanie </text:span><text:span text:style-name="T28">u</text:span><text:span text:style-name="T12"> logarytmu dyskretnego (przy założeniu że </text:span><text:span text:style-name="T38">u</text:span><text:span text:style-name="T12"> jest mniejsze od rzędu </text:span><text:span text:style-name="T27">p</text:span><text:span text:style-name="T12">, w przeciwnym przypadku rozwiązaniem będzie każda liczba </text:span></text:p>
      <text:p text:style-name="P38"><text:span text:style-name="T28">u</text:span><text:span text:style-name="T12"> + </text:span><text:span text:style-name="T27">pn, </text:span><text:span text:style-name="T12">co wynika z </text:span><text:span text:style-name="T46">Małego Twierdzenia Fermata</text:span><text:span text:style-name="T12">). </text:span><text:span text:style-name="T13">Wielkość liczby pierwszej zwiększa ilość możliwych reszt modulo co zwiększa trudność obliczenie logarytmu dyskretnego. Bezpieczna liczba pierwsza gwarantuje że </text:span><text:span text:style-name="T29">p – 1</text:span><text:span text:style-name="T13"> w rozkładzie na czynniki ma conajmnej jedną duża liczbę pierwszą czyli </text:span><text:span text:style-name="T29">q</text:span><text:span text:style-name="T13">. Pozwala to zabezpieczyć się przed poznaniem klucza prywatnego za pomocą redukcji </text:span></text:p>
      <text:p text:style-name="P11">Pohliga-Hellmana. </text:p>
      <text:p text:style-name="P37"><text:span text:style-name="T15">Generator </text:span><text:span text:style-name="T30">g</text:span><text:span text:style-name="T15"> jest obliczany poprzez znalezienie dowolnego pierwiastka pierwotnego liczby </text:span><text:span text:style-name="T30">p</text:span><text:span text:style-name="T15">. </text:span><text:span text:style-name="T14">Generator </text:span><text:span text:style-name="T31">g</text:span><text:span text:style-name="T14"> grupy </text:span><text:span text:style-name="T31">G</text:span><text:span text:style-name="T14"> to liczba należąca do tej grupy dla której każdy element tej grupy może zostać uzyskany poprzez </text:span><text:span text:style-name="T31">g</text:span><text:span text:style-name="T72">n</text:span><text:span text:style-name="T31"> </text:span><text:span text:style-name="T28">(</text:span><text:span text:style-name="T31">mod</text:span><text:span text:style-name="T28">)</text:span><text:span text:style-name="T31"> p</text:span><text:span text:style-name="T14">. Aby uniemożliwić poznanie części</text:span><text:span text:style-name="T21"> bitów </text:span><text:span text:style-name="T14">klucza prywatnego</text:span><text:span text:style-name="T21"> </text:span><text:span text:style-name="T14">za pomocą symbolu Legendre’a </text:span><text:span text:style-name="T20">oraz osiągnąć poprawność semantyczną (założenie Diffiego-Hellmana)</text:span><text:span text:style-name="T14"> przekształcamy </text:span><text:span text:style-name="T17">generator na</text:span><text:span text:style-name="T14"> generator podgrupy rzędu </text:span><text:span text:style-name="T31">q</text:span><text:span text:style-name="T14"> poprzez podniesienie pierwiastka pierwotnego do kwadratu modulo </text:span><text:span text:style-name="T31">p</text:span><text:span text:style-name="T14">. <text:s/></text:span></text:p>
      <text:p text:style-name="P39"><text:soft-page-break/><text:span text:style-name="T14">N</text:span><text:span text:style-name="T16">astępnie wybierana jest losowo liczba </text:span><text:span text:style-name="T43">x</text:span><text:span text:style-name="T17"> z przedziału {</text:span><text:span text:style-name="T34">1, …, q-1</text:span><text:span text:style-name="T17">}. </text:span><text:span text:style-name="T23">O</text:span><text:span text:style-name="T18">bliczana jest wartość <text:s/></text:span></text:p>
      <text:p text:style-name="P39"><text:span text:style-name="T42">h</text:span><text:span text:style-name="T18"> ≡</text:span><text:span text:style-name="T32"> g</text:span><text:span text:style-name="T73">x</text:span><text:span text:style-name="T32"> </text:span><text:span text:style-name="T33">(</text:span><text:span text:style-name="T32">mod p</text:span><text:span text:style-name="T33">)</text:span><text:span text:style-name="T18">. </text:span><text:span text:style-name="T19">Zbiór {</text:span><text:span text:style-name="T32">p, g, h</text:span><text:span text:style-name="T19">}</text:span><text:span text:style-name="T18"> będzie stanowił klucz publiczny, natomiast </text:span><text:span text:style-name="T19">zbiór {</text:span><text:span text:style-name="T32">p, g, x</text:span><text:span text:style-name="T19">}</text:span><text:span text:style-name="T18"> </text:span><text:span text:style-name="T19">to </text:span><text:span text:style-name="T18">klucz prywatny. </text:span></text:p>
      <text:p text:style-name="P39"><text:span text:style-name="T22">Wartość </text:span><text:span text:style-name="T35">h</text:span><text:span text:style-name="T22"> może być podana publicznie właśnie ze względu na wcześniej omawiany problem obliczania wartości logarytmu dyskretnego.</text:span></text:p>
      <text:p text:style-name="P12"/>
      <text:p text:style-name="P23">Szyfrowanie:</text:p>
      <text:p text:style-name="P13"/>
      <text:p text:style-name="P42"><text:span text:style-name="T8">Szyfrowanie wiadomości </text:span><text:span text:style-name="T40">m</text:span><text:span text:style-name="T8"> jest wykonywane za pomocą klucza publicznego.</text:span></text:p>
      <text:p text:style-name="P40"><text:span text:style-name="T19">- </text:span><text:span text:style-name="T20">Wiadomość </text:span><text:span text:style-name="T36">m</text:span><text:span text:style-name="T20"> jest kodowana jako element </text:span><text:span text:style-name="T36">m</text:span><text:span text:style-name="T76">′</text:span><text:span text:style-name="T20"> grupy </text:span><text:span text:style-name="T36">G</text:span><text:span text:style-name="T20">.</text:span></text:p>
      <text:p text:style-name="P43"><text:span text:style-name="T8">- </text:span><text:span text:style-name="T20">W</text:span><text:span text:style-name="T8">ybierane jest losowe </text:span><text:span text:style-name="T40">y</text:span><text:span text:style-name="T8"> z przedziały {</text:span><text:span text:style-name="T25">1, …, p-1</text:span><text:span text:style-name="T8">} </text:span><text:span text:style-name="T20">oraz obliczona wartość </text:span><text:span text:style-name="T44">c</text:span><text:span text:style-name="T36"> </text:span><text:span text:style-name="T32">≡ </text:span><text:span text:style-name="T39">g</text:span><text:span text:style-name="T85">y</text:span><text:span text:style-name="T86"> </text:span><text:span text:style-name="T74"><text:s/></text:span><text:span text:style-name="T37">(mod p)</text:span><text:span text:style-name="T24">.</text:span></text:p>
      <text:p text:style-name="P44"><text:span text:style-name="T20">- Obliczana jest wartość </text:span><text:span text:style-name="T44">s</text:span><text:span text:style-name="T36"> </text:span><text:span text:style-name="T32">≡</text:span><text:span text:style-name="T36"> h</text:span><text:span text:style-name="T74">y</text:span><text:span text:style-name="T36"> </text:span><text:span text:style-name="T37">(mod p) </text:span><text:span text:style-name="T32">≡</text:span><text:span text:style-name="T36"> g</text:span><text:span text:style-name="T74">xy <text:s/></text:span><text:span text:style-name="T37">(mod p)</text:span><text:span text:style-name="T24">.</text:span></text:p>
      <text:p text:style-name="P41"><text:span text:style-name="T13">- </text:span><text:span text:style-name="T20">Obliczana jest wartość </text:span><text:span text:style-name="T44">d</text:span><text:span text:style-name="T36"> </text:span><text:span text:style-name="T32">≡</text:span><text:span text:style-name="T36"> m</text:span><text:span text:style-name="T76">′</text:span><text:span text:style-name="T36">s </text:span><text:span text:style-name="T37">(mod p).</text:span></text:p>
      <text:p text:style-name="P37"><text:span text:style-name="T20">- Wysyłany jest szyfrogram jako para (</text:span><text:span text:style-name="T36">c, d</text:span><text:span text:style-name="T20">).</text:span></text:p>
      <text:p text:style-name="P14"/>
      <text:p text:style-name="P24">Deszyfrowanie:</text:p>
      <text:p text:style-name="P15"/>
      <text:p text:style-name="P45"><text:span text:style-name="T8">Odszyfrowanie szyfrogramu czyli pary (</text:span><text:span text:style-name="T25">c, d</text:span><text:span text:style-name="T8">) wykonywane jest za pomocą klucza prywatnego.</text:span></text:p>
      <text:p text:style-name="P46"><text:span text:style-name="T8">- Obliczana jest wartość </text:span><text:span text:style-name="T25">s </text:span><text:span text:style-name="T32">≡</text:span><text:span text:style-name="T25"> c</text:span><text:span text:style-name="T71">x </text:span><text:span text:style-name="T37">(mod p).</text:span></text:p>
      <text:p text:style-name="P47"><text:span text:style-name="T8">- Obliczana jest wartość </text:span><text:span text:style-name="T25">m</text:span><text:span text:style-name="T75">′</text:span><text:span text:style-name="T25"> </text:span><text:span text:style-name="T32">≡</text:span><text:span text:style-name="T25"> ds</text:span><text:span text:style-name="T71">-1</text:span><text:span text:style-name="T25"> </text:span><text:span text:style-name="T37">(mod p) </text:span><text:span text:style-name="T8">a następnie </text:span><text:span text:style-name="T25">m</text:span><text:span text:style-name="T75">′</text:span><text:span text:style-name="T25"> </text:span><text:span text:style-name="T8">jest kodowane z powrotem do </text:span><text:span text:style-name="T25">m</text:span><text:span text:style-name="T8">. </text:span></text:p>
      <text:p text:style-name="P14"/>
      <text:p text:style-name="P14"/>
      <text:p text:style-name="P32"><text:span text:style-name="T57">3. </text:span><text:span text:style-name="T56">Implementacja</text:span></text:p>
      <text:p text:style-name="P16"/>
      <text:p text:style-name="P5"><text:span text:style-name="T56">Implementacja algorytmu została wykonana w języku Java. Do obsługi typów większych niż 64 bity wykorzystywana jest klasa przechowująca liczbę w postaci tablicy cyfr. W najprostszej implementacji działania na takich liczbach są wykonywane są na poszczególnych cyfrach składowych — algorytmy przypominają liczeni</text:span><text:span text:style-name="T68">e</text:span><text:span text:style-name="T56"> ręczne na kartce. W naszej implementacji wykorzystywane są algorytmy optymalizujące </text:span><text:span text:style-name="T59">np</text:span><text:span text:style-name="T56">. algorytm Karatsuby d</text:span><text:span text:style-name="T60">la operacji</text:span><text:span text:style-name="T56"> mnożenia czy </text:span><text:span text:style-name="T58">algorytm Burnikela-Zieglera d</text:span><text:span text:style-name="T69">la</text:span><text:span text:style-name="T58"> przeprowadzenia operacji dzielenia.</text:span></text:p>
      <text:p text:style-name="P17"/>
      <text:p text:style-name="P6"><text:span text:style-name="T58">P</text:span><text:span text:style-name="T56">rzy kodowaniu czyli zamianie wiadomości na element grupy </text:span><text:span text:style-name="T3">G</text:span><text:span text:style-name="T56">, tekst dzielony jest na kilka wiadomości tak, aby wartość każdej wiadomości po mapowaniu na element </text:span><text:span text:style-name="T3">G</text:span><text:span text:style-name="T56"> była mniejsza od rzędu grupy. </text:span><text:span text:style-name="T61">Przy szyfrowaniu dla każdej </text:span><text:span text:style-name="T62">wydzielonej części tekstu </text:span><text:span text:style-name="T61">na nowo losowana jest wartość </text:span><text:span text:style-name="T6">y</text:span><text:span text:style-name="T61"> oraz obliczana wartość </text:span><text:span text:style-name="T6">c</text:span><text:span text:style-name="T61"> co dodatkowo pozwala poprawić bezpieczeństwo algorytmu. </text:span><text:span text:style-name="T62">Dzięki temu że tekst przy kodowaniu zamieniany jest na tablicę bajtów można szyfrować dowolne znaki np. znaki polskie czy chińskie.</text:span></text:p>
      <text:p text:style-name="P18"/>
      <text:p text:style-name="P7"><text:span text:style-name="T62">P</text:span><text:span text:style-name="T56">rzy losowaniu liczby pierwszej o podanej przez użytkownika ilości bitów wykorzystywany jest test pierwszości Solovaya-Strassena </text:span><text:span text:style-name="T66">wykorzystujący symbol Jacobiego. Użytkownik podaje również liczbę iteracji dla których przeprowadzany jest test tj. ile razy dla kandydata </text:span><text:span text:style-name="T67">na liczbę pierwszą </text:span><text:span text:style-name="T66">losowana jest liczba względnie do niego pierwsza </text:span><text:span text:style-name="T67">i</text:span><text:span text:style-name="T66"> dla takiej pary przeprowadzany jest kolejny test. </text:span></text:p>
      <text:p text:style-name="P19"/>
      <text:p text:style-name="P8"><text:span text:style-name="T61">P</text:span><text:span text:style-name="T56">rog</text:span><text:span text:style-name="T70">r</text:span><text:span text:style-name="T56">am działa w dwóch trybach. Pierwszy to tryb szyfrowania: następuje generacja kluczy oraz odczytanie wiadomości z pliku, następnie klucze oraz szyfrogram są zapisywane do określonych </text:span><text:soft-page-break/><text:span text:style-name="T56">plików. Drugi tryb to tryb deszyfrowania: program odczytuje klucze oraz szyfrogram z podanych plików, następnie zapisuje odszyfrowaną wiadomość do pliku.</text:span></text:p>
      <text:p text:style-name="P20"/>
      <text:p text:style-name="P8"><text:span text:style-name="T56">Argumenty uruchomienia programu </text:span><text:span text:style-name="T64">dla t</text:span><text:span text:style-name="T56">ryb</text:span><text:span text:style-name="T64">u</text:span><text:span text:style-name="T56"> szyfrowania: </text:span></text:p>
      <text:p text:style-name="P20"/>
      <text:p text:style-name="P8"><text:span text:style-name="T55">j</text:span><text:span text:style-name="T48">ava -jar elgamal.jar encr</text:span><text:span text:style-name="T3"> </text:span><text:span text:style-name="T48">{</text:span><text:span text:style-name="T3">ilość bitów liczby pierwszej </text:span><text:span text:style-name="T4">do wygenerowania</text:span><text:span text:style-name="T48">} {</text:span><text:span text:style-name="T3">ilość iteracji w teście Solovay</text:span><text:span text:style-name="T5">a</text:span><text:span text:style-name="T3">-Strassena</text:span><text:span text:style-name="T48">} {</text:span><text:span text:style-name="T3">liczba reprezentująca w jakim systemie liczbowym zapisać szyfrogram</text:span><text:span text:style-name="T48">}</text:span></text:p>
      <text:p text:style-name="P25">{ścieżka do jakiej zapisać klucz publiczny<text:span text:style-name="T47">} {ścieżka</text:span> do jakiej zapisać klucz prywatny<text:span text:style-name="T47">} {ścieżka</text:span> do jakiej zapisać szyfrogram<text:span text:style-name="T47">} </text:span></text:p>
      <text:p text:style-name="P21"/>
      <text:p text:style-name="P9"><text:span text:style-name="T56">Argumenty uruchomienia programu </text:span><text:span text:style-name="T64">dla t</text:span><text:span text:style-name="T56">ryb</text:span><text:span text:style-name="T64">u</text:span><text:span text:style-name="T56"> </text:span><text:span text:style-name="T65">de</text:span><text:span text:style-name="T56">szyfrowania:</text:span></text:p>
      <text:p text:style-name="P21"/>
      <text:p text:style-name="P26"><text:span text:style-name="T55">j</text:span><text:span text:style-name="T48">ava -jar </text:span><text:span text:style-name="T49">elgamal.jar </text:span><text:span text:style-name="T48">decr</text:span><text:span text:style-name="T56"> </text:span><text:span text:style-name="T48">{ścieżka</text:span><text:span text:style-name="T56"> do szyfrogramu} </text:span><text:span text:style-name="T48">{ścieżka</text:span><text:span text:style-name="T56"> do klucza prywatnego</text:span><text:span text:style-name="T48">}</text:span><text:span text:style-name="T56"> </text:span><text:span text:style-name="T48">{</text:span><text:span text:style-name="T56">liczba reprezentująca w jakim systemie liczbowym zapisano szyfrogram</text:span><text:span text:style-name="T48">} </text:span><text:span text:style-name="T50">{ścieżka</text:span><text:span text:style-name="T56"> do jakiej zapisać </text:span><text:span text:style-name="T63">odszyfrowaną wiadomość</text:span><text:span text:style-name="T48">}</text:span></text:p>
      <text:p text:style-name="P28"/>
      <text:p text:style-name="P33">4. Dyskusja</text:p>
      <text:p text:style-name="P29"/>
      <text:p text:style-name="P27"><text:span text:style-name="T48">Kryptosystem Elgamal jest jednym z najpopularniejszych obok RSA systemów szyfrowania asymetrycznego. Szyfrowanie asymetryczne umożliwia nam zaszyfrowanie wiadomości do adresata gdzie tylko adresat będzie mógł </text:span><text:span text:style-name="T54">ją</text:span><text:span text:style-name="T48"> odczytać. </text:span><text:span text:style-name="T51">Samo szyfrowanie oraz deszyfrowanie przebiega szybko nawet dla dużych liczb.</text:span></text:p>
      <text:p text:style-name="P29"/>
      <text:p text:style-name="P27"><text:span text:style-name="T48">Wadą systemu </text:span><text:span text:style-name="T52">jest jego deformowalność czyli możliwość zmiany szyfrogramu bez znajomości tekstu jawnego przez co </text:span><text:span text:style-name="T48">może być podatn</text:span><text:span text:style-name="T53">y </text:span><text:span text:style-name="T48">na atak z wybranym szyfrogramem. Dla przykładu dla nieznanej wiadomości </text:span><text:span text:style-name="T56">m</text:span><text:span text:style-name="T48"> oraz jej szyfrogramu (</text:span><text:span text:style-name="T56">c, d</text:span><text:span text:style-name="T48">) można łatwo skonstruować poprawny szyfrogram postaci (</text:span><text:span text:style-name="T56">c, 2d</text:span><text:span text:style-name="T48">) dla wiadomości </text:span><text:span text:style-name="T56">2m</text:span><text:span text:style-name="T48">.</text:span></text:p>
      <text:p text:style-name="P49">Kolejną wadą może być czas generowania kluczy w szczególności dla bardzo dużych liczb np. czas znalezienia losowej 2048 bitowej bezpiecznej liczby pierwszej. Rozwiązaniem tego problemu może być jednak losowanie wartości z tablicy stałych.</text:p>
      <text:p text:style-name="P49"/>
      <text:p text:style-name="P51">5. Bibliografia</text:p>
      <text:p text:style-name="P50"/>
      <text:p text:style-name="P53">Taher ElGamal: <text:span text:style-name="T7">A Public-Key Cryptosystem and a Signature Scheme Based on Discrete Logarithms</text:span> http://caislab.kaist.ac.kr/lecture/2010/spring/cs548/basic/B02.pdf</text:p>
      <text:p text:style-name="Standard"/>
      <text:p text:style-name="Standard">A. J. Menezes, P. C. van Oorschot, S. A. Vanstone: <text:span text:style-name="T7">Handbook of Applied Cryptography</text:span></text:p>
      <text:p text:style-name="Standard"/>
      <text:p text:style-name="Standard">D. Boneh: <text:span text:style-name="T7">The decision Diffie-Hellman problem</text:span> http://crypto.stanford.edu/~dabo/abstracts/DDH.html</text:p>
      <text:p text:style-name="P53"><text:span text:style-name="T84"/></text:p>
      <text:p text:style-name="P52"><text:span text:style-name="T8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fo:language="pl" fo:country="PL"/>
    </style:style>
    <style:style style:name="MP2" style:family="paragraph" style:parent-style-name="Footer">
      <style:paragraph-properties fo:text-align="center" style:justify-single-word="false" fo:break-before="page"/>
      <style:text-properties style:use-window-font-color="true" fo:language="pl" fo:country="PL" fo:background-color="transparen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
        <text:p text:style-name="MP2"><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6T15:20:50.072255249</meta:creation-date>
    <dc:date>2017-11-26T21:17:17.426516177</dc:date>
    <meta:editing-duration>PT3H34M48S</meta:editing-duration>
    <meta:editing-cycles>62</meta:editing-cycles>
    <meta:generator>LibreOffice/5.4.3.2$Linux_X86_64 LibreOffice_project/40m0$Build-2</meta:generator>
    <meta:document-statistic meta:table-count="0" meta:image-count="0" meta:object-count="0" meta:page-count="3" meta:paragraph-count="51" meta:word-count="917" meta:character-count="6718" meta:non-whitespace-character-count="5791"/>
  </office:meta>
</office:document-meta>
</file>